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f4c6" draw:textarea-horizontal-align="justify" draw:textarea-vertical-align="middle" draw:auto-grow-height="false" fo:min-height="11.38cm" fo:min-width="2.93cm"/>
    </style:style>
    <style:style style:name="gr2" style:family="graphic" style:parent-style-name="standard">
      <style:graphic-properties svg:stroke-color="#000000" draw:fill="solid" draw:fill-color="#106802" draw:textarea-horizontal-align="justify" draw:textarea-vertical-align="middle" draw:auto-grow-height="false" fo:min-height="1.518cm" fo:min-width="1.268cm"/>
    </style:style>
    <style:style style:name="gr3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color="#000000" draw:fill="solid" draw:fill-color="#ffffd8" draw:textarea-horizontal-align="justify" draw:textarea-vertical-align="middle" draw:auto-grow-height="false" fo:min-height="1.73cm" fo:min-width="1.48cm"/>
    </style:style>
    <style:style style:name="gr5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2.083cm" fo:min-width="2.879cm"/>
    </style:style>
    <style:style style:name="gr6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0.958cm" fo:min-width="1.753cm"/>
    </style:style>
    <style:style style:name="gr7" style:family="graphic" style:parent-style-name="standard">
      <style:graphic-properties svg:stroke-color="#000000" draw:fill="solid" draw:fill-color="#f5cd53" draw:textarea-horizontal-align="justify" draw:textarea-vertical-align="middle" draw:auto-grow-height="false" fo:min-height="1.513cm" fo:min-width="3.701cm"/>
    </style:style>
    <style:style style:name="gr8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1.075cm" fo:min-width="2.10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-width="0.5cm" draw:marker-end="Arrow_20_concave" draw:marker-end-width="0.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5cm" draw:marker-end="Arrow_20_concave" draw:marker-end-width="0.4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0000" draw:marker-start-width="0.5cm" draw:marker-end="Rounded_20_short_20_Arrow" draw:marker-end-width="0.4cm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Dashed_20__28_var_29_" svg:stroke-width="0.1cm" svg:stroke-color="#000000" draw:marker-start-width="0.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ccf4c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06802"/>
      <style:paragraph-properties fo:text-align="center"/>
      <style:text-properties fo:color="#ffffff" fo:font-size="18pt" style:font-size-asian="18pt" style:font-size-complex="18pt"/>
    </style:style>
    <style:style style:name="P4" style:family="paragraph">
      <loext:graphic-properties draw:fill="solid" draw:fill-color="#106802"/>
      <style:paragraph-properties fo:text-align="center"/>
      <style:text-properties fo:color="#ffffff"/>
    </style:style>
    <style:style style:name="P5" style:family="paragraph">
      <loext:graphic-properties draw:fill="solid" draw:fill-color="#ffffd8"/>
      <style:paragraph-properties fo:text-align="center"/>
    </style:style>
    <style:style style:name="P6" style:family="paragraph">
      <loext:graphic-properties draw:fill="solid" draw:fill-color="#f5cd53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f5cd53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12cm" svg:x="6.2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5cm" svg:height="2.5cm" svg:x="6.8cm" svg:y="7.8cm">
          <text:p text:style-name="P2"><text:span text:style-name="T1">UM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5cm" svg:height="2.5cm" svg:x="6.8cm" svg:y="11.8cm">
          <text:p text:style-name="P2"><text:span text:style-name="T2">UM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5cm" svg:height="2.5cm" svg:x="6.8cm" svg:y="15.8cm">
          <text:p text:style-name="P2"><text:span text:style-name="T2">UM-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1cm" svg:height="1cm" svg:x="8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1cm" svg:height="1cm" svg:x="8.501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1cm" svg:height="1cm" svg:x="8.5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8cm" svg:height="2.8cm" svg:x="13.7cm" svg:y="11cm">
          <text:p text:style-name="P2">XI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4.2cm" svg:height="2.9cm" svg:x="13cm" svg:y="6.6cm">
          <text:p text:style-name="P2"><text:span text:style-name="T3">XML</text:span></text:p>
          <text:p text:style-name="P2"><text:span text:style-name="T3">XIOS Config:</text:span></text:p>
          <text:p text:style-name="P2"><text:span text:style-name="T3">output &amp;</text:span></text:p>
          <text:p text:style-name="P2"><text:span text:style-name="T3">reduction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7" draw:id="id7" draw:layer="layout" svg:width="2.8cm" svg:height="1.5cm" svg:x="2.2cm" svg:y="8.3cm">
          <text:p text:style-name="P2"><text:span text:style-name="T3">Namelist</text:span></text:p>
          <text:p text:style-name="P2"><text:span text:style-name="T3">Config-1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8" draw:id="id8" draw:layer="layout" svg:width="2.8cm" svg:height="1.5cm" svg:x="2.3cm" svg:y="12.3cm">
          <text:p text:style-name="P2"><text:span text:style-name="T3">Namelist</text:span></text:p>
          <text:p text:style-name="P2"><text:span text:style-name="T3">Config-2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6" xml:id="id9" draw:id="id9" draw:layer="layout" svg:width="2.8cm" svg:height="1.5cm" svg:x="2.301cm" svg:y="16.301cm">
          <text:p text:style-name="P2"><text:span text:style-name="T3">Namelist</text:span></text:p>
          <text:p text:style-name="P2"><text:span text:style-name="T3">Config-M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7" xml:id="id6" draw:id="id6" draw:layer="layout" svg:width="4.2cm" svg:height="2.2cm" svg:x="5.9cm" svg:y="3.9cm">
          <text:p text:style-name="P2">Rose</text:p>
          <text:p text:style-name="P2">GUI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8" xml:id="id5" draw:id="id5" draw:layer="layout" svg:width="2.7cm" svg:height="2.7cm" svg:x="14.75cm" svg:y="16.2cm">
          <text:p text:style-name="P2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svg:x1="9.354cm" svg:y1="10.254cm" svg:x2="14.11cm" svg:y2="11.41cm" draw:start-shape="id1" draw:start-glue-point="9" draw:end-shape="id2" draw:end-glue-point="5" svg:d="M9354 10254h2247v1156h2509" svg:viewBox="0 0 4757 1157">
          <text:p/>
        </draw:connector>
        <draw:connector draw:style-name="gr10" draw:text-style-name="P2" draw:layer="layout" svg:x1="9.355cm" svg:y1="14.355cm" svg:x2="14.11cm" svg:y2="13.39cm" draw:start-shape="id3" draw:start-glue-point="9" draw:end-shape="id2" draw:end-glue-point="7" svg:d="M9355 14355h2246v-965h2509" svg:viewBox="0 0 4756 966">
          <text:p/>
        </draw:connector>
        <draw:connector draw:style-name="gr9" draw:text-style-name="P2" draw:layer="layout" svg:x1="9.355cm" svg:y1="18.455cm" svg:x2="14.11cm" svg:y2="13.39cm" draw:start-shape="id4" draw:start-glue-point="9" draw:end-shape="id2" draw:end-glue-point="7" svg:d="M9355 18455h2246v-5065h2509" svg:viewBox="0 0 4756 5066">
          <text:p/>
        </draw:connector>
        <draw:connector draw:style-name="gr9" draw:text-style-name="P2" draw:layer="layout" svg:x1="16.09cm" svg:y1="13.39cm" svg:x2="16.1cm" svg:y2="16.2cm" draw:start-shape="id2" draw:start-glue-point="9" draw:end-shape="id5" draw:end-glue-point="5" svg:d="M16090 13390v1586h10v1224" svg:viewBox="0 0 11 2811">
          <text:p/>
        </draw:connector>
        <draw:connector draw:style-name="gr11" draw:text-style-name="P2" draw:layer="layout" draw:line-skew="-0.399cm" svg:x1="5.9cm" svg:y1="5cm" svg:x2="2.2cm" svg:y2="9.05cm" draw:start-shape="id6" draw:start-glue-point="5" draw:end-shape="id7" draw:end-glue-point="3" svg:d="M5900 5000h-4600v4050h900" svg:viewBox="0 0 4601 4051">
          <text:p/>
        </draw:connector>
        <draw:connector draw:style-name="gr11" draw:text-style-name="P2" draw:layer="layout" draw:line-skew="-0.499cm" svg:x1="5.9cm" svg:y1="5cm" svg:x2="2.3cm" svg:y2="13.05cm" draw:start-shape="id6" draw:start-glue-point="5" draw:end-shape="id8" draw:end-glue-point="3" svg:d="M5900 5000h-4600v8050h1000" svg:viewBox="0 0 4601 8051">
          <text:p/>
        </draw:connector>
        <draw:connector draw:style-name="gr11" draw:text-style-name="P2" draw:layer="layout" draw:line-skew="-0.5cm" svg:x1="5.9cm" svg:y1="5cm" svg:x2="2.301cm" svg:y2="17.051cm" draw:start-shape="id6" draw:start-glue-point="5" draw:end-shape="id9" draw:end-glue-point="3" svg:d="M5900 5000h-4600v12051h1001" svg:viewBox="0 0 4601 12052">
          <text:p/>
        </draw:connector>
        <draw:connector draw:style-name="gr11" draw:text-style-name="P2" draw:layer="layout" svg:x1="5cm" svg:y1="9.05cm" svg:x2="6.8cm" svg:y2="9.05cm" draw:start-shape="id7" draw:start-glue-point="1" draw:end-shape="id10" draw:end-glue-point="6" svg:d="M5000 9050h1800" svg:viewBox="0 0 1801 1">
          <text:p/>
        </draw:connector>
        <draw:connector draw:style-name="gr11" draw:text-style-name="P2" draw:layer="layout" svg:x1="5.1cm" svg:y1="13.05cm" svg:x2="6.8cm" svg:y2="13.05cm" draw:start-shape="id8" draw:start-glue-point="1" draw:end-shape="id11" draw:end-glue-point="6" svg:d="M5100 13050h1700" svg:viewBox="0 0 1701 1">
          <text:p/>
        </draw:connector>
        <draw:connector draw:style-name="gr11" draw:text-style-name="P2" draw:layer="layout" svg:x1="5.101cm" svg:y1="17.051cm" svg:x2="6.8cm" svg:y2="17.05cm" draw:start-shape="id9" draw:start-glue-point="1" draw:end-shape="id12" draw:end-glue-point="6" svg:d="M5101 17051h850v-1h849" svg:viewBox="0 0 1700 2">
          <text:p/>
        </draw:connector>
        <draw:connector draw:style-name="gr11" draw:text-style-name="P2" draw:layer="layout" svg:x1="10.1cm" svg:y1="5cm" svg:x2="15.1cm" svg:y2="6.6cm" draw:start-shape="id6" draw:start-glue-point="7" draw:end-shape="id13" draw:end-glue-point="0" svg:d="M10100 5000h5000v1600" svg:viewBox="0 0 5001 1601">
          <text:p/>
        </draw:connector>
        <draw:connector draw:style-name="gr11" draw:text-style-name="P2" draw:layer="layout" svg:x1="15.1cm" svg:y1="9.5cm" svg:x2="15.1cm" svg:y2="11cm" draw:start-shape="id13" draw:start-glue-point="2" draw:end-shape="id2" draw:end-glue-point="4" svg:d="M15100 9500v1500" svg:viewBox="0 0 1 1501">
          <text:p/>
        </draw:connector>
        <draw:connector draw:style-name="gr12" draw:text-style-name="P9" draw:layer="layout" draw:type="curve" svg:x1="13cm" svg:y1="8.05cm" svg:x2="9.354cm" svg:y2="9.546cm" draw:start-shape="id13" draw:start-glue-point="3" draw:end-shape="id1" draw:end-glue-point="11" svg:d="M13000 8050c-2623 0-801 1496-3646 1496" svg:viewBox="0 0 3647 1497">
          <text:p/>
        </draw:connector>
        <draw:connector draw:style-name="gr12" draw:text-style-name="P9" draw:layer="layout" draw:type="curve" svg:x1="13cm" svg:y1="8.05cm" svg:x2="9.355cm" svg:y2="13.647cm" draw:start-shape="id13" draw:start-glue-point="3" draw:end-shape="id3" draw:end-glue-point="11" svg:d="M13000 8050c-2623 0-801 5597-3645 5597" svg:viewBox="0 0 3646 5598">
          <text:p/>
        </draw:connector>
        <draw:connector draw:style-name="gr12" draw:text-style-name="P9" draw:layer="layout" draw:type="curve" svg:x1="13cm" svg:y1="8.05cm" svg:x2="9.355cm" svg:y2="17.747cm" draw:start-shape="id13" draw:start-glue-point="3" draw:end-shape="id4" draw:end-glue-point="11" svg:d="M13000 8050c-2623 0-801 9697-3645 9697" svg:viewBox="0 0 3646 96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an Lawrence</meta:initial-creator>
    <meta:creation-date>2018-04-05T14:22:29.129040000</meta:creation-date>
    <dc:date>2018-04-13T14:34:11.421304000</dc:date>
    <dc:creator>Bryan Lawrence</dc:creator>
    <meta:editing-duration>PT48M41S</meta:editing-duration>
    <meta:editing-cycles>8</meta:editing-cycles>
    <meta:generator>LibreOffice/6.0.2.1$MacOSX_X86_64 LibreOffice_project/f7f06a8f319e4b62f9bc5095aa112a65d2f3ac89</meta:generator>
    <meta:document-statistic meta:object-count="29"/>
  </office:meta>
</office:document-meta>
</file>